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
      <style:text-properties officeooo:paragraph-rsid="000ce8cb"/>
    </style:style>
    <style:style style:name="P2" style:family="paragraph" style:parent-style-name="Preformatted">
      <style:text-properties officeooo:paragraph-rsid="000e54fb"/>
    </style:style>
    <style:style style:name="P3" style:family="paragraph" style:parent-style-name="Preformatted">
      <style:text-properties officeooo:rsid="00147837"/>
    </style:style>
    <style:style style:name="P4" style:family="paragraph" style:parent-style-name="Preformatted">
      <style:text-properties officeooo:rsid="000abdb6"/>
    </style:style>
    <style:style style:name="P5" style:family="paragraph" style:parent-style-name="Preformatted">
      <style:text-properties officeooo:rsid="000ce8cb"/>
    </style:style>
    <style:style style:name="P6" style:family="paragraph" style:parent-style-name="Preformatted">
      <style:text-properties officeooo:rsid="00154a97" officeooo:paragraph-rsid="0022c10c"/>
    </style:style>
    <style:style style:name="P7" style:family="paragraph" style:parent-style-name="Preformatted">
      <style:text-properties officeooo:rsid="0019d615"/>
    </style:style>
    <style:style style:name="P8" style:family="paragraph" style:parent-style-name="Preformatted">
      <style:text-properties officeooo:paragraph-rsid="00154a97"/>
    </style:style>
    <style:style style:name="P9" style:family="paragraph" style:parent-style-name="Standard">
      <style:text-properties officeooo:rsid="000ce8cb" officeooo:paragraph-rsid="000ce8cb"/>
    </style:style>
    <style:style style:name="P10" style:family="paragraph" style:parent-style-name="Standard">
      <style:paragraph-properties fo:text-align="start" style:justify-single-word="false"/>
      <style:text-properties officeooo:rsid="0006f3bf" officeooo:paragraph-rsid="0006f3bf"/>
    </style:style>
    <style:style style:name="P11" style:family="paragraph" style:parent-style-name="Standard">
      <style:text-properties officeooo:rsid="0019d615"/>
    </style:style>
    <style:style style:name="P12" style:family="paragraph" style:parent-style-name="Text_20_body">
      <style:text-properties officeooo:rsid="001e0470"/>
    </style:style>
    <style:style style:name="P13" style:family="paragraph" style:parent-style-name="Standard" style:list-style-name="L1">
      <style:text-properties officeooo:paragraph-rsid="000ce8cb"/>
    </style:style>
    <style:style style:name="P14" style:family="paragraph" style:parent-style-name="Standard" style:list-style-name="L2"/>
    <style:style style:name="P15" style:family="paragraph" style:parent-style-name="Standard" style:list-style-name="L2">
      <style:text-properties officeooo:rsid="000abdb6"/>
    </style:style>
    <style:style style:name="P16" style:family="paragraph" style:parent-style-name="Standard">
      <style:paragraph-properties fo:text-align="start" style:justify-single-word="false"/>
      <style:text-properties fo:font-style="italic" officeooo:rsid="0018b2f1" officeooo:paragraph-rsid="0006f3bf" style:font-style-asian="italic" style:font-style-complex="italic"/>
    </style:style>
    <style:style style:name="P17" style:family="paragraph" style:parent-style-name="Standard" style:list-style-name="L3">
      <style:paragraph-properties fo:text-align="start" style:justify-single-word="false"/>
      <style:text-properties officeooo:paragraph-rsid="000e54fb"/>
    </style:style>
    <style:style style:name="P18" style:family="paragraph" style:parent-style-name="Standard" style:list-style-name="L4">
      <style:paragraph-properties fo:text-align="start" style:justify-single-word="false"/>
      <style:text-properties officeooo:paragraph-rsid="00167cbb"/>
    </style:style>
    <style:style style:name="P19" style:family="paragraph" style:parent-style-name="Standard" style:list-style-name="L4">
      <style:paragraph-properties fo:text-align="start" style:justify-single-word="false"/>
      <style:text-properties officeooo:paragraph-rsid="00147837"/>
    </style:style>
    <style:style style:name="P20" style:family="paragraph" style:parent-style-name="Standard" style:list-style-name="L4">
      <style:paragraph-properties fo:text-align="start" style:justify-single-word="false"/>
      <style:text-properties officeooo:paragraph-rsid="001fcca0"/>
    </style:style>
    <style:style style:name="P21" style:family="paragraph" style:parent-style-name="Standard" style:list-style-name="L4">
      <style:paragraph-properties fo:text-align="start" style:justify-single-word="false"/>
      <style:text-properties officeooo:rsid="0006f3bf" officeooo:paragraph-rsid="001fcca0"/>
    </style:style>
    <style:style style:name="P22" style:family="paragraph" style:parent-style-name="Standard" style:list-style-name="L5">
      <style:text-properties officeooo:paragraph-rsid="001cddc0"/>
    </style:style>
    <style:style style:name="P23" style:family="paragraph" style:parent-style-name="Standard">
      <style:text-properties officeooo:paragraph-rsid="001cddc0"/>
    </style:style>
    <style:style style:name="P24" style:family="paragraph" style:parent-style-name="Standard">
      <style:text-properties officeooo:paragraph-rsid="0023701f"/>
    </style:style>
    <style:style style:name="P25" style:family="paragraph" style:parent-style-name="Standard">
      <style:paragraph-properties fo:text-align="start" style:justify-single-word="false"/>
      <style:text-properties officeooo:rsid="001fcca0" officeooo:paragraph-rsid="001fcca0"/>
    </style:style>
    <style:style style:name="P26" style:family="paragraph" style:parent-style-name="Standard">
      <style:paragraph-properties fo:text-align="start" style:justify-single-word="false"/>
      <style:text-properties fo:font-weight="bold" officeooo:rsid="001fcca0" officeooo:paragraph-rsid="00256bae" style:font-weight-asian="bold" style:font-weight-complex="bold"/>
    </style:style>
    <style:style style:name="P27" style:family="paragraph" style:parent-style-name="Preformatted">
      <style:text-properties officeooo:rsid="00147837"/>
    </style:style>
    <style:style style:name="P28" style:family="paragraph" style:parent-style-name="Preformatted">
      <style:text-properties officeooo:rsid="00147837" officeooo:paragraph-rsid="00147837"/>
    </style:style>
    <style:style style:name="P29" style:family="paragraph" style:parent-style-name="Preformatted">
      <style:text-properties officeooo:rsid="00147837" officeooo:paragraph-rsid="00154a97"/>
    </style:style>
    <style:style style:name="P30" style:family="paragraph" style:parent-style-name="Preformatted">
      <style:text-properties officeooo:rsid="00147837" officeooo:paragraph-rsid="0022c10c"/>
    </style:style>
    <style:style style:name="P31" style:family="paragraph" style:parent-style-name="Preformatted">
      <style:text-properties officeooo:rsid="0022c10c" officeooo:paragraph-rsid="0022c10c"/>
    </style:style>
    <style:style style:name="P32" style:family="paragraph" style:parent-style-name="Preformatted">
      <style:text-properties officeooo:paragraph-rsid="0023701f"/>
    </style:style>
    <style:style style:name="P33" style:family="paragraph" style:parent-style-name="Heading_20_1">
      <style:text-properties officeooo:rsid="001fcca0" officeooo:paragraph-rsid="001fcca0"/>
    </style:style>
    <style:style style:name="P34" style:family="paragraph" style:parent-style-name="Heading_20_2">
      <style:text-properties officeooo:paragraph-rsid="000fbec3"/>
    </style:style>
    <style:style style:name="T1" style:family="text">
      <style:text-properties officeooo:rsid="000524e8"/>
    </style:style>
    <style:style style:name="T2" style:family="text">
      <style:text-properties officeooo:rsid="0006f3bf"/>
    </style:style>
    <style:style style:name="T3" style:family="text">
      <style:text-properties officeooo:rsid="000abdb6"/>
    </style:style>
    <style:style style:name="T4" style:family="text">
      <style:text-properties officeooo:rsid="000c3e3a"/>
    </style:style>
    <style:style style:name="T5" style:family="text">
      <style:text-properties officeooo:rsid="000ce8cb"/>
    </style:style>
    <style:style style:name="T6" style:family="text">
      <style:text-properties style:font-name="Liberation Mono" officeooo:rsid="000ce8cb"/>
    </style:style>
    <style:style style:name="T7" style:family="text">
      <style:text-properties style:font-name="Liberation Mono" officeooo:rsid="000e54fb"/>
    </style:style>
    <style:style style:name="T8" style:family="text">
      <style:text-properties style:font-name="Liberation Mono" officeooo:rsid="0023701f"/>
    </style:style>
    <style:style style:name="T9" style:family="text">
      <style:text-properties fo:font-style="italic" officeooo:rsid="000ce8cb" style:font-style-asian="italic" style:font-style-complex="italic"/>
    </style:style>
    <style:style style:name="T10" style:family="text">
      <style:text-properties fo:font-style="italic" officeooo:rsid="000e54fb" style:font-style-asian="italic" style:font-style-complex="italic"/>
    </style:style>
    <style:style style:name="T11" style:family="text">
      <style:text-properties fo:font-style="italic" officeooo:rsid="00147837" style:font-style-asian="italic" style:font-style-complex="italic"/>
    </style:style>
    <style:style style:name="T12" style:family="text">
      <style:text-properties fo:font-style="italic" officeooo:rsid="001cddc0" style:font-style-asian="italic" style:font-style-complex="italic"/>
    </style:style>
    <style:style style:name="T13" style:family="text">
      <style:text-properties fo:font-style="italic" officeooo:rsid="001e94e9" style:font-style-asian="italic" style:font-style-complex="italic"/>
    </style:style>
    <style:style style:name="T14" style:family="text">
      <style:text-properties fo:font-style="italic" officeooo:rsid="0023701f" style:font-style-asian="italic" style:font-style-complex="italic"/>
    </style:style>
    <style:style style:name="T15" style:family="text">
      <style:text-properties fo:font-style="italic" officeooo:rsid="00256bae" style:font-style-asian="italic" style:font-style-complex="italic"/>
    </style:style>
    <style:style style:name="T16" style:family="text">
      <style:text-properties fo:font-style="italic" style:text-underline-style="solid" style:text-underline-width="auto" style:text-underline-color="font-color" officeooo:rsid="00256bae" style:font-style-asian="italic" style:font-style-complex="italic"/>
    </style:style>
    <style:style style:name="T17" style:family="text">
      <style:text-properties officeooo:rsid="000e54fb"/>
    </style:style>
    <style:style style:name="T18" style:family="text">
      <style:text-properties officeooo:rsid="000fbec3"/>
    </style:style>
    <style:style style:name="T19" style:family="text">
      <style:text-properties officeooo:rsid="00147837"/>
    </style:style>
    <style:style style:name="T20" style:family="text">
      <style:text-properties officeooo:rsid="00154a97"/>
    </style:style>
    <style:style style:name="T21" style:family="text">
      <style:text-properties officeooo:rsid="0018168c"/>
    </style:style>
    <style:style style:name="T22" style:family="text">
      <style:text-properties fo:font-style="normal" officeooo:rsid="001e94e9" style:font-style-asian="normal" style:font-style-complex="normal"/>
    </style:style>
    <style:style style:name="T23" style:family="text">
      <style:text-properties fo:font-style="normal" officeooo:rsid="00234e35" style:font-style-asian="normal" style:font-style-complex="normal"/>
    </style:style>
    <style:style style:name="T24" style:family="text">
      <style:text-properties officeooo:rsid="0018ffa8"/>
    </style:style>
    <style:style style:name="T25" style:family="text">
      <style:text-properties officeooo:rsid="0019d615"/>
    </style:style>
    <style:style style:name="T26" style:family="text">
      <style:text-properties officeooo:rsid="001a521d"/>
    </style:style>
    <style:style style:name="T27" style:family="text">
      <style:text-properties officeooo:rsid="001b4eea"/>
    </style:style>
    <style:style style:name="T28" style:family="text">
      <style:text-properties officeooo:rsid="001bf656"/>
    </style:style>
    <style:style style:name="T29" style:family="text">
      <style:text-properties officeooo:rsid="001cddc0"/>
    </style:style>
    <style:style style:name="T30" style:family="text">
      <style:text-properties officeooo:rsid="001e0470"/>
    </style:style>
    <style:style style:name="T31" style:family="text">
      <style:text-properties officeooo:rsid="001e94e9"/>
    </style:style>
    <style:style style:name="T32" style:family="text">
      <style:text-properties officeooo:rsid="0022996b"/>
    </style:style>
    <style:style style:name="T33" style:family="text">
      <style:text-properties officeooo:rsid="0022c10c"/>
    </style:style>
    <style:style style:name="T34" style:family="text">
      <style:text-properties officeooo:rsid="00234e35"/>
    </style:style>
    <style:style style:name="T35" style:family="text">
      <style:text-properties officeooo:rsid="0023701f"/>
    </style:style>
    <style:style style:name="T36" style:family="text">
      <style:text-properties officeooo:rsid="00256bae"/>
    </style:style>
    <style:style style:name="T37" style:family="text">
      <style:text-properties officeooo:rsid="0025a94d"/>
    </style:style>
    <style:style style:name="T38" style:family="text">
      <style:text-properties fo:font-weight="normal" officeooo:rsid="00256bae" style:font-weight-asian="normal" style:font-weight-complex="normal"/>
    </style:style>
    <style:style style:name="T39" style:family="text">
      <style:text-properties style:text-underline-style="solid" style:text-underline-width="auto" style:text-underline-color="font-color" officeooo:rsid="0025a94d"/>
    </style:style>
    <style:style style:name="T40" style:family="text">
      <style:text-properties style:text-underline-style="solid" style:text-underline-width="auto" style:text-underline-color="font-color" officeooo:rsid="00256ba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Interprocess message specification</text:span><text:span text:style-name="T30">s</text:span></text:h>
      <text:h text:style-name="P33" text:outline-level="1">V 1.0</text:h>
      <text:p text:style-name="P12"/>
      <text:p text:style-name="P25">The major revision number of this document should match the major revision number of the associated flowchart.</text:p>
      <text:p text:style-name="P25"/>
      <text:p text:style-name="P26"><text:span text:style-name="T36">NOTE: </text:span><text:span text:style-name="T38">As of Feb 1, 2014, we've switched around our job/task terminology so that it (hopefully) makes more sense.</text:span><text:span text:style-name="T36"> </text:span><text:span text:style-name="T39">A</text:span><text:span text:style-name="T40"> </text:span><text:span text:style-name="T16">Job</text:span><text:span text:style-name="T40"> is composed of 6k </text:span><text:span text:style-name="T16">Tasks</text:span><text:span text:style-name="T40">. Users submit </text:span><text:span text:style-name="T16">Jobs;</text:span><text:span text:style-name="T40"> worker nodes process </text:span><text:span text:style-name="T16">Tasks</text:span><text:span text:style-name="T40">.</text:span><text:span text:style-name="T36"> </text:span><text:span text:style-name="T38">This change has been made in both this document and the accompanying diagram document.</text:span></text:p>
      <text:h text:style-name="Heading_20_2" text:outline-level="2"><text:span text:style-name="T35">Job</text:span><text:span text:style-name="T2"> Queu</text:span><text:span text:style-name="T18">e Message Specification</text:span></text:h>
      <text:p text:style-name="P28">{</text:p>
      <text:p text:style-name="P1"><text:span text:style-name="T3"><text:s text:c="2"/></text:span><text:span text:style-name="T6">"</text:span><text:span text:style-name="T8">Job</text:span><text:span text:style-name="T5">ID</text:span><text:span text:style-name="T6">"</text:span><text:span text:style-name="T3"> : </text:span><text:span text:style-name="T6">"</text:span><text:span text:style-name="T3">My </text:span><text:span text:style-name="T35">Job</text:span><text:span text:style-name="T3"> </text:span><text:span text:style-name="T5">ID</text:span><text:span text:style-name="T6">"</text:span><text:span text:style-name="T3">,</text:span></text:p>
      <text:p text:style-name="P1"><text:span text:style-name="T3"><text:s text:c="2"/></text:span><text:span text:style-name="T6">"</text:span><text:span text:style-name="T3">operations</text:span><text:span text:style-name="T6">"</text:span><text:span text:style-name="T3"> : {},</text:span></text:p>
      <text:p text:style-name="P1"><text:span text:style-name="T3"><text:s text:c="2"/></text:span><text:span text:style-name="T6">"</text:span><text:span text:style-name="T3">??</text:span><text:span text:style-name="T6">"</text:span><text:span text:style-name="T3"> : </text:span><text:span text:style-name="T6">"</text:span><text:span text:style-name="T3">??</text:span><text:span text:style-name="T6">"</text:span><text:span text:style-name="T3"> </text:span></text:p>
      <text:p text:style-name="P4">}</text:p>
      <text:p text:style-name="P4"/>
      <text:list xml:id="list2424010421" text:style-name="L1">
        <text:list-item>
          <text:p text:style-name="P13"><text:span text:style-name="T14">Job</text:span><text:span text:style-name="T9"> ID</text:span><text:span text:style-name="T5"> is a UUID, generated by the </text:span><text:span text:style-name="T35">job</text:span><text:span text:style-name="T5">-initiating application, which will be used to identify this </text:span><text:span text:style-name="T35">job</text:span><text:span text:style-name="T5"> from start to finish. All </text:span><text:span text:style-name="T35">tasks</text:span><text:span text:style-name="T5">, results, and reports generated from this </text:span><text:span text:style-name="T35">Job</text:span><text:span text:style-name="T5"> will be tagged with this ID.</text:span></text:p>
        </text:list-item>
        <text:list-item>
          <text:p text:style-name="P13"><text:span text:style-name="T9">operations</text:span><text:span text:style-name="T5"> is</text:span><text:span text:style-name="T3"> a </text:span><text:span text:style-name="T4">hash</text:span><text:span text:style-name="T3"> such as we provide to the management ops validator </text:span></text:p>
        </text:list-item>
      </text:list>
      <text:p text:style-name="P9">What else should go in here?</text:p>
      <text:list xml:id="list535529068" text:style-name="L2">
        <text:list-item>
          <text:p text:style-name="P15">Something providing field geometry, etc. ?</text:p>
        </text:list-item>
        <text:list-item>
          <text:p text:style-name="P14"><text:span text:style-name="T17">A </text:span><text:span text:style-name="T10">Final Action</text:span><text:span text:style-name="T17">, such as a u</text:span><text:span text:style-name="T3">rl to post report to? Email address? Something indicating where results are sent or how the client is notified that the task is done ?</text:span></text:p>
        </text:list-item>
      </text:list>
      <text:h text:style-name="P34" text:outline-level="2"><text:span text:style-name="T2">Report Gen Queue</text:span><text:span text:style-name="T18"> Message Specification</text:span></text:h>
      <text:p text:style-name="P29">{</text:p>
      <text:p text:style-name="P5"><text:s text:c="2"/>"<text:span text:style-name="T35">Job</text:span> ID" : "My <text:span text:style-name="T35">Job</text:span> ID", </text:p>
      <text:p text:style-name="P5"><text:s text:c="2"/>"<text:span text:style-name="T35">Task</text:span> IDs" : ["<text:span text:style-name="T35">Task</text:span>ID_0","<text:span text:style-name="T35">Task</text:span>ID_1","<text:span text:style-name="T35">Task</text:span>ID_...","<text:span text:style-name="T35">Task</text:span>ID_5999"] ,</text:p>
      <text:p text:style-name="P2"><text:span text:style-name="T5"><text:s text:c="2"/></text:span><text:span text:style-name="T6">"</text:span><text:span text:style-name="T7">Final Action</text:span><text:span text:style-name="T6">" : ""</text:span></text:p>
      <text:p text:style-name="P5">}</text:p>
      <text:p text:style-name="P16"/>
      <text:list xml:id="list262909243" text:style-name="L3">
        <text:list-item>
          <text:p text:style-name="P17"><text:span text:style-name="T14">Job</text:span><text:span text:style-name="T10"> ID</text:span><text:span text:style-name="T17"> is the same </text:span><text:span text:style-name="T35">Job</text:span><text:span text:style-name="T17"> ID as in the </text:span><text:span text:style-name="T35">Job</text:span><text:span text:style-name="T17"> Queue. </text:span><text:span text:style-name="T32">This is the name of the queue that report handler's subprocess for this </text:span><text:span text:style-name="T35">job</text:span><text:span text:style-name="T32"> will poll for </text:span><text:span text:style-name="T35">task</text:span><text:span text:style-name="T32"> results</text:span></text:p>
        </text:list-item>
        <text:list-item>
          <text:p text:style-name="P17"><text:span text:style-name="T14">Task</text:span><text:span text:style-name="T10"> IDs</text:span><text:span text:style-name="T17"> is an array of unique </text:span><text:span text:style-name="T35">task</text:span><text:span text:style-name="T17"> ids, each of which is a UUID generated by the GIS Query Node</text:span></text:p>
        </text:list-item>
        <text:list-item>
          <text:p text:style-name="P17"><text:span text:style-name="T10">Final Action</text:span><text:span text:style-name="T17"> (or something similar). See comment in </text:span><text:span text:style-name="T35">Job</text:span><text:span text:style-name="T17"> Queue section</text:span></text:p>
        </text:list-item>
      </text:list>
      <text:h text:style-name="P34" text:outline-level="2"><text:span text:style-name="T35">Task</text:span><text:span text:style-name="T2"> Queue</text:span><text:span text:style-name="T18"> Message Specification</text:span></text:h>
      <text:p text:style-name="P31">---</text:p>
      <text:p text:style-name="P31">EZQ:</text:p>
      <text:p text:style-name="P6"><text:span text:style-name="T33"><text:s text:c="2"/></text:span><text:span text:style-name="T19">"result_queue_name" : "</text:span><text:span text:style-name="T24">My </text:span><text:span text:style-name="T35">Job</text:span><text:span text:style-name="T24"> ID</text:span><text:span text:style-name="T19">"</text:span></text:p>
      <text:p text:style-name="P30">...</text:p>
      <text:p text:style-name="P8"><text:span text:style-name="T20">{ </text:span><text:span text:style-name="T19"><text:s/></text:span></text:p>
      <text:p text:style-name="Preformatted"><text:span text:style-name="T19"><text:s text:c="2"/>"</text:span><text:span text:style-name="T35">Task</text:span><text:span text:style-name="T19"> ID" : "</text:span><text:span text:style-name="T27">The</text:span><text:span text:style-name="T19"> UUID for this </text:span><text:span text:style-name="T35">task</text:span><text:span text:style-name="T19">", </text:span></text:p>
      <text:p text:style-name="P3"><text:s text:c="2"/>"mmp360 input data" : {} </text:p>
      <text:p text:style-name="P3">}</text:p>
      <text:p text:style-name="P10"/>
      <text:list xml:id="list849261005" text:style-name="L4">
        <text:list-item>
          <text:p text:style-name="P18"><text:span text:style-name="T23">The initial block between --- and … is a YAML block containing EZQ directives. </text:span><text:span text:style-name="T11">result_queue_name</text:span><text:span text:style-name="T19"> tell</text:span><text:span text:style-name="T34">s EZQ</text:span><text:span text:style-name="T19"> to place the results of this </text:span><text:span text:style-name="T35">task</text:span><text:span text:style-name="T19"> into the named queue. This name should be set to the </text:span><text:span text:style-name="T35">Job</text:span><text:span text:style-name="T19"> ID, </text:span><text:span text:style-name="T21">as</text:span><text:span text:style-name="T19"> that is the name of the results queue created by GIS Query Node for this </text:span><text:span text:style-name="T35">job</text:span></text:p>
        </text:list-item>
        <text:list-item>
          <text:p text:style-name="P19"><text:span text:style-name="T14">Task</text:span><text:span text:style-name="T11"> ID</text:span><text:span text:style-name="T19"> is a UUID matching one of those in the </text:span><text:span text:style-name="T35">Task</text:span><text:span text:style-name="T19"> IDs array of a Report Gen Queue message</text:span></text:p>
        </text:list-item>
        <text:list-item>
          <text:p text:style-name="P20"><text:span text:style-name="T11">mmp360 input data</text:span><text:span text:style-name="T19"> is whatever data structure is needed for a single mmp360 Worker Node to process this task. </text:span><text:span text:style-name="T28">Depending on the size of this structure, we may need to have GIS Query Node write out the </text:span><text:span text:style-name="T35">task</text:span><text:span text:style-name="T28"> input details to S3 </text:span><text:soft-page-break/><text:span text:style-name="T28">and place “bucket” and “key” directives outside of the userdata object. </text:span><text:span text:style-name="T31">In that case, the </text:span><text:span text:style-name="T11">mmp360 input dat</text:span><text:span text:style-name="T13">a</text:span><text:span text:style-name="T22"> field should be removed from this specification.</text:span></text:p>
          <text:p text:style-name="P21"/>
        </text:list-item>
      </text:list>
      <text:h text:style-name="Heading_20_2" text:outline-level="2"><text:span text:style-name="T2">Results Queue</text:span><text:span text:style-name="T18"> Message Specification</text:span></text:h>
      <text:p text:style-name="P7">{ </text:p>
      <text:p text:style-name="P7"><text:s text:c="2"/>"bucket" : "Name of an S3 bucket", </text:p>
      <text:p text:style-name="P7"><text:s text:c="2"/>"key" : "Key of the file containing the full results of this <text:span text:style-name="T35">task</text:span>",</text:p>
      <text:p text:style-name="Preformatted"><text:span text:style-name="T25"><text:s text:c="2"/>"</text:span><text:span text:style-name="T35">Task</text:span><text:span text:style-name="T25"> ID" : "</text:span><text:span text:style-name="T26">The</text:span><text:span text:style-name="T25"> UUID for this </text:span><text:span text:style-name="T35">task</text:span><text:span text:style-name="T25">"</text:span></text:p>
      <text:p text:style-name="P7">}</text:p>
      <text:p text:style-name="P11"/>
      <text:list xml:id="list1178464172" text:style-name="L5">
        <text:list-item>
          <text:p text:style-name="P22"><text:span text:style-name="T12">bucket</text:span><text:span text:style-name="T29"> is the name of the S3 bucket that workers are told to store their results in. That bucket name is set at initial configuration of the worker node AMI. We repeat it here so that EZQ can handle fetching the data automatically. If it turns out that the result data from a worker will always be fairly small (&lt;256k), we can skip caching results in S3 and simply place them directly in the userdata portion of the message.</text:span></text:p>
        </text:list-item>
        <text:list-item>
          <text:p text:style-name="P22"><text:span text:style-name="T12">key</text:span><text:span text:style-name="T29"> is the name of the specific file containing this </text:span><text:span text:style-name="T35">task's</text:span><text:span text:style-name="T29"> results</text:span></text:p>
        </text:list-item>
        <text:list-item>
          <text:p text:style-name="P22"><text:span text:style-name="T14">Task</text:span><text:span text:style-name="T12"> ID</text:span><text:span text:style-name="T29"> is the </text:span><text:span text:style-name="T35">task</text:span><text:span text:style-name="T29"> id associated with these results</text:span></text:p>
        </text:list-item>
      </text:list>
      <text:p text:style-name="P23"><text:span text:style-name="T29"/></text:p>
      <text:p text:style-name="P23"><text:span text:style-name="T29"/></text:p>
      <text:h text:style-name="Heading_20_2" text:outline-level="2"><text:span text:style-name="T35">pf_msg</text:span><text:span text:style-name="T37"> Specification</text:span></text:h>
      <text:p text:style-name="P32"><text:span text:style-name="T25">"</text:span><text:span text:style-name="T35">push_file: bucket,filename</text:span><text:span text:style-name="T25">"</text:span></text:p>
      <text:p text:style-name="P24"><text:span text:style-name="T35"/></text:p>
      <text:p text:style-name="P24"><text:span text:style-name="T35">This message is placed on STDOUT by the Pre-Grid program, indicating a that the file </text:span><text:span text:style-name="T14">filename </text:span><text:span text:style-name="T35">placed on local storage should be uploaded to the S3 bucket </text:span><text:span text:style-name="T14">bucket</text:span><text:span text:style-name="T35">.</text:span></text:p>
      <text:h text:style-name="Heading_20_2" text:outline-level="2"><text:span text:style-name="T35">em_msg </text:span><text:span text:style-name="T37">Specification</text:span></text:h>
      <text:p text:style-name="P32"><text:span text:style-name="T25">"</text:span><text:span text:style-name="T35">enqueue_msg: {...message...}</text:span><text:span text:style-name="T25">"</text:span></text:p>
      <text:p text:style-name="Standard"><text:span text:style-name="T25"/></text:p>
      <text:p text:style-name="P24"><text:span text:style-name="T35">This message is placed on STDOUT by the Pre-Grid program, indicating the JSON message </text:span><text:span text:style-name="T14">{...message...}</text:span><text:span text:style-name="T35"> should be placed into the Task Que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 style:family="paragraph" style:parent-style-name="Standard" style:class="text" style:master-page-name="">
      <style:paragraph-properties style:page-number="auto">
        <style:tab-stops/>
      </style:paragraph-properties>
      <style:text-properties style:font-name="Liberation Mono" fo:font-size="9pt"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nn </meta:initial-creator>
    <meta:creation-date>2014-01-17T13:40:28</meta:creation-date>
    <dc:date>2014-02-01T15:16:01</dc:date>
    <dc:creator>penn </dc:creator>
    <meta:editing-duration>PT2H5M7S</meta:editing-duration>
    <meta:editing-cycles>30</meta:editing-cycles>
    <meta:generator>LibreOffice/3.6$Linux_X86_64 LibreOffice_project/360m1$Build-2</meta:generator>
    <meta:document-statistic meta:table-count="0" meta:image-count="0" meta:object-count="0" meta:page-count="2" meta:paragraph-count="51" meta:word-count="638" meta:character-count="3534" meta:non-whitespace-character-count="2927"/>
  </office:meta>
</office:document-meta>
</file>